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list-style-name="WWNum3"/>
    <style:style style:name="P4" style:family="paragraph" style:parent-style-name="Standard" style:list-style-name="WWNum4"/>
    <style:style style:name="P5" style:family="paragraph" style:parent-style-name="Standard" style:list-style-name="WWNum5"/>
    <style:style style:name="P6" style:family="paragraph" style:parent-style-name="Standard" style:list-style-name="WWNum11"/>
    <style:style style:name="P7" style:family="paragraph" style:parent-style-name="Standard">
      <style:text-properties fo:font-size="13pt" style:font-size-asian="13pt" style:font-size-complex="13pt"/>
    </style:style>
    <style:style style:name="P8" style:family="paragraph" style:parent-style-name="Standard" style:list-style-name="WWNum12"/>
    <style:style style:name="P9" style:family="paragraph" style:parent-style-name="Subtitle" style:list-style-name="WWNum7"/>
    <style:style style:name="P10" style:family="paragraph" style:parent-style-name="Subtitle" style:list-style-name="WWNum8"/>
    <style:style style:name="P11" style:family="paragraph" style:parent-style-name="Subtitle" style:list-style-name="WWNum9"/>
    <style:style style:name="P12" style:family="paragraph" style:parent-style-name="Subtitle" style:list-style-name="WWNum10"/>
    <style:style style:name="P13" style:family="paragraph" style:parent-style-name="Subtitle" style:list-style-name="WWNum6" style:master-page-name="Standard">
      <style:paragraph-properties fo:margin-top="0.1665in" fo:margin-bottom="0.0835in" loext:contextual-spacing="false" style:page-number="auto"/>
    </style:style>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size="13pt" style:font-size-asian="13pt" style:font-size-complex="13pt"/>
    </style:style>
    <style:style style:name="T4" style:family="text">
      <style:text-properties style:font-name="Georgia" fo:font-size="13pt" officeooo:rsid="00050c3f"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29500845904291506" text:style-name="WWNum6">
        <text:list-item>
          <text:p text:style-name="P13"><text:span text:style-name="T2">Periode Tahun 1945 s/d 1949:</text:span></text:p>
        </text:list-item>
      </text:list>
      <text:list xml:id="list3342082874376973278" text:style-name="WWNum1">
        <text:list-item>
          <text:p text:style-name="P1"><text:span text:style-name="T3">Periode </text:span><text:span text:style-name="T4">ini diawali dengan masuknya Sekutu yang diikuti oleh Belanda ke pelbagai wilayah Indonesia setelah kekalahan Jepang, dan diakhiri dengan penyerahan kedaulatan kepada Indonesia pada tanggal 27-Desember-1949</text:span></text:p>
        </text:list-item>
        <text:list-item>
          <text:p text:style-name="P1"><text:span text:style-name="T3">4 Tahun masa Pemerintahan. Dari 18-Agustus-1945 hingga 27-Desember-1949</text:span></text:p>
        </text:list-item>
        <text:list-item>
          <text:p text:style-name="P1"><text:span text:style-name="T3">Negara Kesatuan berbentuk Republik.</text:span></text:p>
        </text:list-item>
        <text:list-item>
          <text:p text:style-name="P1"><text:span text:style-name="T3">Bentuk Pemerintahan adalah Kedaulatan di tangan rakyat yang dilakukan oleh Majelis (MPR).</text:span></text:p>
        </text:list-item>
        <text:list-item>
          <text:p text:style-name="P1"><text:span text:style-name="T3">Indonesia pada masa ini menganut sistem Parlementer.</text:span></text:p>
        </text:list-item>
        <text:list-item>
          <text:p text:style-name="P1"><text:span text:style-name="T3">Periode ini, Indonesia menggunakan UUD 1945 sebagai Konstitusi.</text:span></text:p>
        </text:list-item>
      </text:list>
      <text:list xml:id="list6342085907589228933" text:style-name="WWNum7">
        <text:list-item>
          <text:p text:style-name="P9"><text:span text:style-name="T2">Periode Tahun 1949 s/d 1950:</text:span></text:p>
        </text:list-item>
      </text:list>
      <text:list xml:id="list9067308998861502889" text:style-name="WWNum2">
        <text:list-item>
          <text:p text:style-name="P2"><text:span text:style-name="T3">XXXXXXXXXXXXX</text:span></text:p>
        </text:list-item>
        <text:list-item>
          <text:p text:style-name="P2"><text:span text:style-name="T3">Kurang lebih 1 tahun sejak 27-Desember-1949 hingga 15/17-Agustus-1950.</text:span></text:p>
        </text:list-item>
        <text:list-item>
          <text:p text:style-name="P2"><text:span text:style-name="T3">Indonesia pada periode ini berbentuk Negara Serikat (Federasi) sesuai pada UUD RIS pasal 1 ayat (1)</text:span></text:p>
        </text:list-item>
        <text:list-item>
          <text:p text:style-name="P2"><text:span text:style-name="T3">Dengan digunakannya Konstitusi RIS, bentuk pemerintahan indonesia menjadi Demokratis yang memimpin Negara Federasi. yang setiap negara bagian memiliki keuasaan pemerintahan di wilayah negaranya masing masing.</text:span></text:p>
        </text:list-item>
        <text:list-item>
          <text:p text:style-name="P2"><text:span text:style-name="T3">Pada dua tahun ini indonesia manganut sistem Parlementer dengan sedikit perubahan pada tahun 1950 yang menekankan tidak hanya Presiden saja yang tidak bisa di ganggu gugat, namun Wakil Presiden juga merupakan subjek yang diatur pada Konstitusi RIS dalam pasal 118 ayat (1) dan ayat (2).</text:span></text:p>
        </text:list-item>
        <text:list-item>
          <text:p text:style-name="P2"><text:span text:style-name="T3">Untuk memenuhi hasil persetujuan KMB, indonesia menggunakan Konstitusi Republik Indonesia Serikat (RIS)</text:span></text:p>
        </text:list-item>
      </text:list>
      <text:list xml:id="list5903572315075510498" text:style-name="WWNum8">
        <text:list-item>
          <text:p text:style-name="P10"><text:span text:style-name="T2">Periode Tahun 1950 s/d 1959:</text:span></text:p>
        </text:list-item>
      </text:list>
      <text:list xml:id="list1734769121447277342" text:style-name="WWNum3">
        <text:list-item>
          <text:p text:style-name="P3"><text:span text:style-name="T3">XXXXXXXXXXXXX</text:span></text:p>
        </text:list-item>
        <text:list-item>
          <text:p text:style-name="P3"><text:span text:style-name="T3">17-Agustus-1950 Hingga 5-Juli-1959 berjangka 9 tahun.</text:span></text:p>
        </text:list-item>
        <text:list-item>
          <text:p text:style-name="P3"><text:span text:style-name="T3">Indonesia pada periode ini menganut Negara Kesatuan sesuai pada UUDS 1950 pasal 1 ayat (1).</text:span></text:p>
        </text:list-item>
        <text:list-item>
          <text:p text:style-name="P3"><text:span text:style-name="T3">Pemerintah Indonesia menganut bentuk Republik sesuai dengan yang diatur UUDS 1950.</text:span></text:p>
        </text:list-item>
        <text:list-item>
          <text:p text:style-name="P3"><text:span text:style-name="T3">Menurut UUDS 1950 Sistem yang dianut indonesia adalah Parlementer</text:span></text:p>
        </text:list-item>
        <text:list-item>
          <text:p text:style-name="P3"><text:span text:style-name="T3">Sebelum keluarnya Dekrit Presiden tanggal 5-Juli-1959, indonesia menganut Konstitusi UUDS 1950.</text:span></text:p>
        </text:list-item>
      </text:list>
      <text:list xml:id="list2979770113118024566" text:style-name="WWNum9">
        <text:list-item>
          <text:p text:style-name="P11"><text:span text:style-name="T2">Periode Tahun 1959 s/d 1966 (Orde Lama) :</text:span></text:p>
        </text:list-item>
      </text:list>
      <text:list xml:id="list4440952307794846137" text:style-name="WWNum4">
        <text:list-item>
          <text:p text:style-name="P4"><text:span text:style-name="T3">XXXXXXXXXXXXX</text:span></text:p>
        </text:list-item>
        <text:list-item>
          <text:p text:style-name="P4"><text:span text:style-name="T3">Total Periode Penyelenggaraan dan pelaksanaan konstitusi adalah 40 Tahun, namun untuk Orde Lama (1959-1966) adalah sekitar 7 tahun. </text:span></text:p>
        </text:list-item>
        <text:list-item>
          <text:p text:style-name="P4"><text:span text:style-name="T3">Sejak tanggal 5-Juli-1969, bentuk negara kembali seperti apa yang ditetapkan oleh UUD 1945 yaitu Negara Kesatuan.</text:span></text:p>
        </text:list-item>
        <text:list-item>
          <text:p text:style-name="P4"><text:span text:style-name="T3">Dengan kembalinya konstitusi UUD 1945, Indonesia Menganut bentuk pemerintahan Republik.</text:span></text:p>
        </text:list-item>
        <text:list-item>
          <text:p text:style-name="P4"><text:span text:style-name="T3">Sesuai dengan UUD 1945, Negara Indonesia Kembali Menganut Sistem Presidensial.</text:span></text:p>
        </text:list-item>
        <text:list-item>
          <text:p text:style-name="P4"><text:span text:style-name="T3">Sesuai dengan Dekrit Presiden, Indonesia Menganut Konstitusi UUD 1945.</text:span></text:p>
        </text:list-item>
      </text:list>
      <text:list xml:id="list4128536321045345668" text:style-name="WWNum10">
        <text:list-item>
          <text:p text:style-name="P12"><text:soft-page-break/><text:span text:style-name="T2">Periode Tahun 1966 s/d 1998 (Orde Baru) :</text:span></text:p>
        </text:list-item>
      </text:list>
      <text:list xml:id="list4070940597688911795" text:style-name="WWNum5">
        <text:list-item>
          <text:p text:style-name="P5"><text:span text:style-name="T3">XXXXXXXXXXXXX</text:span></text:p>
        </text:list-item>
        <text:list-item>
          <text:p text:style-name="P5"><text:span text:style-name="T3">Bermula dari 22-February-1996 hingga 21-Mei-1998</text:span></text:p>
        </text:list-item>
        <text:list-item>
          <text:p text:style-name="P5"><text:span text:style-name="T3">Bentuk Negara tetap sama sesuai dengan UUD 1945 yaitu negara Kesatuan.</text:span></text:p>
        </text:list-item>
        <text:list-item>
          <text:p text:style-name="P5"><text:span text:style-name="T3">Sesuai dengan Konstitusi UUD 1945, Pemerintahan Indonesia berbentuk Republik</text:span></text:p>
        </text:list-item>
        <text:list-item>
          <text:p text:style-name="P5"><text:span text:style-name="T3">UUD 1945 mengatur Sistem Pemerintahan Indonesia yaitu Presidensial.</text:span></text:p>
        </text:list-item>
        <text:list-item>
          <text:p text:style-name="P5"><text:span text:style-name="T3">Sejak Orde Lama, belum ada perubahan mengenai Konstitusi yang dianut. Yaitu UUD 1945</text:span></text:p>
        </text:list-item>
      </text:list>
      <text:list xml:id="list20922840699941" text:continue-list="list4128536321045345668" text:style-name="WWNum10">
        <text:list-item>
          <text:p text:style-name="P12"><text:span text:style-name="T2">Periode Tahun 1998 s/d Sekarang :</text:span></text:p>
        </text:list-item>
      </text:list>
      <text:list xml:id="list7587299416442637072" text:style-name="WWNum11">
        <text:list-item>
          <text:p text:style-name="P6"><text:span text:style-name="T3">XXXXXXXXXXXXX</text:span></text:p>
        </text:list-item>
        <text:list-item>
          <text:p text:style-name="P6"><text:span text:style-name="T3">Sejak 21-Mei-1998 hingga Sekarang (20 tahun)</text:span></text:p>
        </text:list-item>
        <text:list-item>
          <text:p text:style-name="P6"><text:span text:style-name="T3">Kesatuan</text:span></text:p>
        </text:list-item>
        <text:list-item>
          <text:p text:style-name="P6"><text:span text:style-name="T3">Republik</text:span></text:p>
        </text:list-item>
        <text:list-item>
          <text:p text:style-name="P6"><text:span text:style-name="T3">Presidensial</text:span></text:p>
        </text:list-item>
        <text:list-item>
          <text:p text:style-name="P6"><text:span text:style-name="T3">UUD 1945 hasil Amandemen</text:span></text:p>
        </text:list-item>
      </text:list>
      <text:p text:style-name="P7"/>
      <text:p text:style-name="P7"/>
      <text:p text:style-name="Standard"><text:span text:style-name="T3">Sumber :</text:span></text:p>
      <text:list xml:id="list3315067286855804822" text:style-name="WWNum12">
        <text:list-item>
          <text:p text:style-name="P8"><text:a xlink:type="simple" xlink:href="http://sistempemerintahannegaraindonesia.blogspot.com/2014/06/sistem-pemerintahan-indonesia-dari-masa.html" text:style-name="Internet_20_link" text:visited-style-name="Visited_20_Internet_20_Link"><text:span text:style-name="Internet_20_link"><text:span text:style-name="T3">http://sistempemerintahannegaraindonesia.blogspot.com/2014/06/sistem-pemerintahan-indonesia-dari-masa.html</text:span></text:span></text:a></text:p>
        </text:list-item>
        <text:list-item>
          <text:p text:style-name="P8"><text:a xlink:type="simple" xlink:href="http://kamusedu.blogspot.com/2015/11/periode-konstitusi-yang-pernah-berlaku-di-Indonesia.html" text:style-name="Internet_20_link" text:visited-style-name="Visited_20_Internet_20_Link"><text:span text:style-name="Internet_20_link"><text:span text:style-name="T3">http://kamusedu.blogspot.com/2015/11/periode-konstitusi-yang-pernah-berlaku-di-Indonesia.html</text:span></text:span></text:a></text:p>
        </text:list-item>
        <text:list-item>
          <text:p text:style-name="P8"><text:a xlink:type="simple" xlink:href="https://id.wikipedia.org/wiki/Sejarah_Indonesia" text:style-name="Internet_20_link" text:visited-style-name="Visited_20_Internet_20_Link"><text:span text:style-name="Internet_20_link"><text:span text:style-name="T3">https://id.wikipedia.org/wiki/Sejarah_Indonesia</text:span></text:span></text:a></text:p>
        </text:list-item>
        <text:list-item>
          <text:p text:style-name="P8"><text:a xlink:type="simple" xlink:href="https://id.wikipedia.org/wiki/Sejarah_Indonesia_(1950-1959" text:style-name="Internet_20_link" text:visited-style-name="Visited_20_Internet_20_Link"><text:span text:style-name="Internet_20_link"><text:span text:style-name="T3">https://id.wikipedia.org/wiki/Sejarah_Indonesia_(1950-1959</text:span></text:span></text:a><text:span text:style-name="T3">)</text:span></text:p>
        </text:list-item>
        <text:list-item>
          <text:p text:style-name="P8"><text:a xlink:type="simple" xlink:href="https://id.wikipedia.org/wiki/Sejarah_Indonesia_(1945–1949" text:style-name="Internet_20_link" text:visited-style-name="Visited_20_Internet_20_Link"><text:span text:style-name="Internet_20_link"><text:span text:style-name="T3">https://id.wikipedia.org/wiki/Sejarah_Indonesia_(1945-1949</text:span></text:span></text:a><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Heading" style:default-outline-level="" style:class="chapter"/>
    <style:style style:name="Subtitle" style:family="paragraph" style:parent-style-name="Heading" style:default-outline-level="" style:class="chapter"/>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Georgia" fo:font-family="Georgia" style:font-family-generic="roman" style:font-pitch="variable" fo:font-weight="bold"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Georgia" fo:font-family="Georgia" style:font-family-generic="roman" style:font-pitch="variable" fo:font-weight="bold"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Georgia" fo:font-family="Georgia" style:font-family-generic="roman" style:font-pitch="variable" fo:font-weight="bold"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Georgia" fo:font-family="Georgia" style:font-family-generic="roman" style:font-pitch="variable" fo:font-weight="bold"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Georgia" fo:font-family="Georgia" style:font-family-generic="roman" style:font-pitch="variable" fo:font-weight="bold"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6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23:17:43</meta:creation-date>
    <dc:language>en-US</dc:language>
    <dc:date>2018-05-31T02:08:13.235121381</dc:date>
    <meta:editing-cycles>4</meta:editing-cycles>
    <meta:editing-duration>PT21M25S</meta:editing-duration>
    <meta:generator>LibreOffice/5.1.6.2$Linux_X86_64 LibreOffice_project/10m0$Build-2</meta:generator>
    <meta:document-statistic meta:table-count="0" meta:image-count="0" meta:object-count="0" meta:page-count="2" meta:paragraph-count="48" meta:word-count="442" meta:character-count="3320" meta:non-whitespace-character-count="2972"/>
  </office:meta>
</office:document-meta>
</file>